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Viven <text:s/>El Accidente de Los Andes 1972 <text:s text:c="2"/>Sitio Oficial <text:s/></text:p>
      <text:p text:style-name="Standard"/>
      <text:p text:style-name="Standard"><text:a xlink:type="simple" xlink:href="http://www.viven.com.uy/571/InfoPrensa.asp" text:style-name="Internet_20_link" text:visited-style-name="Visited_20_Internet_20_Link">http://www.viven.com.uy/571/InfoPrensa.asp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 LibreOffice_project/90f8dcf33c87b3705e78202e3df5142b201bd805</meta:generator>
    <dc:date>2020-05-27T11:37:36.114000000</dc:date>
    <meta:editing-duration>PT35S</meta:editing-duration>
    <meta:editing-cycles>1</meta:editing-cycles>
    <meta:document-statistic meta:table-count="0" meta:image-count="0" meta:object-count="0" meta:page-count="1" meta:paragraph-count="2" meta:word-count="10" meta:character-count="98" meta:non-whitespace-character-count="84"/>
  </office:meta>
</office:document-meta>
</file>